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30000016599B02AD1CE40F6F3.png" manifest:media-type="image/png"/>
  <manifest:file-entry manifest:full-path="Pictures/10000201000000A30000016538E480319EF14670.png" manifest:media-type="image/png"/>
  <manifest:file-entry manifest:full-path="Pictures/10000201000001B9000001210CBB57D39E92C49E.png" manifest:media-type="image/png"/>
  <manifest:file-entry manifest:full-path="Pictures/10000201000001B90000012188366E87AE2EB6B7.png" manifest:media-type="image/png"/>
  <manifest:file-entry manifest:full-path="Pictures/10000201000000A300000165443E69E8C1B9D002.png" manifest:media-type="image/png"/>
  <manifest:file-entry manifest:full-path="Pictures/10000201000000A3000001654840E8A7BA9422F4.png" manifest:media-type="image/png"/>
  <manifest:file-entry manifest:full-path="Pictures/10000201000000EF000000F2EB1C3C5267D38162.png" manifest:media-type="image/png"/>
  <manifest:file-entry manifest:full-path="Pictures/10000201000000A300000165D311CA6F4920B4AD.png" manifest:media-type="image/png"/>
  <manifest:file-entry manifest:full-path="Pictures/10000201000000A3000001657EE8612A7AA45520.png" manifest:media-type="image/png"/>
  <manifest:file-entry manifest:full-path="Pictures/10000201000000EF000000F22DAA0C9E5AAD0BC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d8e9f0" draw:textarea-horizontal-align="justify" draw:textarea-vertical-align="middle" draw:auto-grow-height="false" fo:min-height="7.35cm" fo:min-width="6.5cm"/>
    </style:style>
    <style:style style:name="gr2" style:family="graphic" style:parent-style-name="standard">
      <style:graphic-properties draw:stroke="none" draw:fill-color="#f5ffff" draw:textarea-horizontal-align="justify" draw:textarea-vertical-align="middle" draw:auto-grow-height="false" fo:min-height="7.35cm" fo:min-width="6.5cm"/>
    </style:style>
    <style:style style:name="gr3" style:family="graphic" style:parent-style-name="standard">
      <style:graphic-properties draw:stroke="none" draw:fill-color="#d8e9f0" draw:textarea-horizontal-align="justify" draw:textarea-vertical-align="middle" draw:auto-grow-height="false" fo:min-height="7.35cm" fo:min-width="6.5cm"/>
    </style:style>
    <style:style style:name="gr4" style:family="graphic" style:parent-style-name="standard">
      <style:graphic-properties draw:stroke="none" svg:stroke-width="0.03cm" svg:stroke-color="#666666" draw:marker-start-width="0.245cm" draw:marker-end-width="0.245cm" draw:fill="none" draw:fill-color="#ffffff" draw:auto-grow-height="true" draw:auto-grow-width="true" fo:max-height="0cm" fo:min-height="0.556cm" fo:min-width="4.24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true" fo:max-height="0cm" fo:min-height="0.556cm" fo:min-width="1.268cm"/>
    </style:style>
    <style:style style:name="gr7" style:family="graphic" style:parent-style-name="objectwithoutfill">
      <style:graphic-properties svg:stroke-width="0.03cm" svg:stroke-color="#666666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8" style:family="graphic" style:parent-style-name="Object_20_with_20_no_20_fill_20_and_20_no_20_line">
      <style:graphic-properties draw:stroke="none" svg:stroke-width="0.03cm" svg:stroke-color="#666666" draw:marker-start-width="0.245cm" draw:marker-end-width="0.24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3cm" svg:stroke-color="#666666" draw:marker-start-width="0.245cm" draw:marker-end-width="0.245cm" draw:fill="none" draw:fill-color="#ffffff" draw:auto-grow-height="true" draw:auto-grow-width="true" fo:max-height="0cm" fo:min-height="0.556cm" fo:min-width="2.398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56cm" fo:min-width="0cm" fo:padding-left="0cm" fo:padding-right="0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8e9f0"/>
      <style:paragraph-properties fo:text-align="center"/>
    </style:style>
    <style:style style:name="P3" style:family="paragraph">
      <loext:graphic-properties draw:fill-color="#f5ffff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ce181e" style:text-outline="false" fo:font-size="14pt" fo:text-shadow="none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text-properties fo:color="#009acd" style:text-outline="false" fo:font-size="14pt" fo:text-shadow="none" fo:font-weight="bold" style:font-size-asian="14pt" style:font-weight-asian="bold" style:font-size-complex="14pt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9acd" style:text-outline="false" fo:font-size="14pt" fo:text-shadow="none" fo:font-weight="bold" style:font-size-asian="14pt" style:font-weight-asian="bold" style:font-size-complex="14pt" style:font-weight-complex="bold"/>
    </style:style>
    <style:style style:name="T3" style:family="text">
      <style:text-properties fo:color="#009acd" fo:font-size="14pt" fo:text-shadow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cm" svg:height="7.6cm" svg:x="20cm" svg:y="9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cm" svg:height="7.6cm" svg:x="13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7.6cm" svg:x="6cm" svg:y="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744cm" svg:height="0.806cm" svg:x="14.1cm" svg:y="14.558cm">
          <draw:text-box>
            <text:p><text:span text:style-name="T1">Anwendungsserver</text:span></text:p>
          </draw:text-box>
        </draw:frame>
        <draw:g>
          <draw:g>
            <draw:frame draw:style-name="gr5" draw:text-style-name="P5" draw:layer="layout" svg:width="2.919cm" svg:height="1.913cm" svg:x="6.5cm" svg:y="13.922cm">
              <draw:image xlink:href="Pictures/10000201000001B90000012188366E87AE2EB6B7.png" xlink:type="simple" xlink:show="embed" xlink:actuate="onLoad">
                <text:p/>
              </draw:image>
            </draw:frame>
            <draw:frame draw:style-name="gr6" draw:text-style-name="P4" draw:layer="layout" svg:width="1.768cm" svg:height="0.806cm" svg:x="7.075cm" svg:y="15.594cm">
              <draw:text-box>
                <text:p><text:span text:style-name="T1">Client</text:span></text:p>
              </draw:text-box>
            </draw:frame>
          </draw:g>
          <draw:g>
            <draw:frame draw:style-name="gr5" draw:text-style-name="P5" draw:layer="layout" svg:width="2.919cm" svg:height="1.913cm" svg:x="6.581cm" svg:y="10.622cm">
              <draw:image xlink:href="Pictures/10000201000001B9000001210CBB57D39E92C49E.png" xlink:type="simple" xlink:show="embed" xlink:actuate="onLoad">
                <text:p/>
              </draw:image>
            </draw:frame>
            <draw:frame draw:style-name="gr6" draw:text-style-name="P4" draw:layer="layout" svg:width="1.768cm" svg:height="0.806cm" svg:x="7.156cm" svg:y="12.294cm">
              <draw:text-box>
                <text:p><text:span text:style-name="T1">Client</text:span></text:p>
              </draw:text-box>
            </draw:frame>
          </draw:g>
        </draw:g>
        <draw:line draw:style-name="gr7" draw:text-style-name="P5" draw:layer="layout" svg:x1="9.2cm" svg:y1="11.6cm" svg:x2="15.2cm" svg:y2="13cm">
          <text:p/>
        </draw:line>
        <draw:line draw:style-name="gr7" draw:text-style-name="P5" draw:layer="layout" svg:x1="9.2cm" svg:y1="15cm" svg:x2="15.2cm" svg:y2="13.4cm">
          <text:p/>
        </draw:line>
        <draw:line draw:style-name="gr7" draw:text-style-name="P5" draw:layer="layout" svg:x1="17.8cm" svg:y1="13.4cm" svg:x2="22cm" svg:y2="13.4cm">
          <text:p/>
        </draw:line>
        <draw:g>
          <draw:frame draw:style-name="gr8" draw:text-style-name="P5" draw:layer="layout" svg:width="1.37cm" svg:height="3cm" svg:x="15.385cm" svg:y="11.658cm">
            <draw:image xlink:href="Pictures/10000201000000A300000165443E69E8C1B9D002.png" xlink:type="simple" xlink:show="embed" xlink:actuate="onLoad">
              <text:p/>
            </draw:image>
          </draw:frame>
          <draw:frame draw:style-name="gr8" draw:text-style-name="P5" draw:layer="layout" svg:width="1.37cm" svg:height="3cm" svg:x="15.789cm" svg:y="11.4cm">
            <draw:image xlink:href="Pictures/10000201000000A3000001654840E8A7BA9422F4.png" xlink:type="simple" xlink:show="embed" xlink:actuate="onLoad">
              <text:p/>
            </draw:image>
          </draw:frame>
          <draw:frame draw:style-name="gr8" draw:text-style-name="P5" draw:layer="layout" svg:width="1.37cm" svg:height="3cm" svg:x="16.189cm" svg:y="11.2cm">
            <draw:image xlink:href="Pictures/10000201000000A300000165D311CA6F4920B4AD.png" xlink:type="simple" xlink:show="embed" xlink:actuate="onLoad">
              <text:p/>
            </draw:image>
          </draw:frame>
        </draw:g>
        <draw:g>
          <draw:frame draw:style-name="gr9" draw:text-style-name="P4" draw:layer="layout" svg:width="2.898cm" svg:height="0.806cm" svg:x="22.051cm" svg:y="14.558cm">
            <draw:text-box>
              <text:p><text:span text:style-name="T1">Datenbank</text:span></text:p>
            </draw:text-box>
          </draw:frame>
          <draw:g>
            <draw:frame draw:style-name="gr5" draw:text-style-name="P5" draw:layer="layout" svg:width="2.175cm" svg:height="2.202cm" svg:x="22.045cm" svg:y="12.475cm">
              <draw:image xlink:href="Pictures/10000201000000EF000000F22DAA0C9E5AAD0BC0.png" xlink:type="simple" xlink:show="embed" xlink:actuate="onLoad">
                <text:p/>
              </draw:image>
            </draw:frame>
            <draw:frame draw:style-name="gr5" draw:text-style-name="P5" draw:layer="layout" svg:width="2.175cm" svg:height="2.202cm" svg:x="22.381cm" svg:y="12.2cm">
              <draw:image xlink:href="Pictures/10000201000000EF000000F2EB1C3C5267D38162.png" xlink:type="simple" xlink:show="embed" xlink:actuate="onLoad">
                <text:p/>
              </draw:image>
            </draw:frame>
            <draw:frame draw:style-name="gr5" draw:text-style-name="P5" draw:layer="layout" svg:width="2.175cm" svg:height="2.202cm" svg:x="22.781cm" svg:y="11.923cm">
              <draw:image xlink:href="Pictures/10000201000000EF000000F2EB1C3C5267D38162.png" xlink:type="simple" xlink:show="embed" xlink:actuate="onLoad">
                <text:p/>
              </draw:image>
            </draw:frame>
          </draw:g>
        </draw:g>
        <draw:frame draw:style-name="gr10" draw:text-style-name="P6" draw:layer="layout" svg:width="7cm" svg:height="0.806cm" svg:x="6cm" svg:y="9.122cm">
          <draw:text-box>
            <text:p><text:span text:style-name="T2">Darstellung</text:span></text:p>
          </draw:text-box>
        </draw:frame>
        <draw:frame draw:style-name="gr10" draw:text-style-name="P7" draw:layer="layout" svg:width="7cm" svg:height="0.806cm" svg:x="13cm" svg:y="9cm">
          <draw:text-box>
            <text:p><text:span text:style-name="T3">Anwendungslogik</text:span></text:p>
          </draw:text-box>
        </draw:frame>
        <draw:frame draw:style-name="gr10" draw:text-style-name="P7" draw:layer="layout" svg:width="7cm" svg:height="0.806cm" svg:x="20cm" svg:y="9.122cm">
          <draw:text-box>
            <text:p><text:span text:style-name="T3">Datenhaltung</text:span></text:p>
          </draw:text-box>
        </draw:frame>
        <draw:g>
          <draw:frame draw:style-name="gr8" draw:text-style-name="P5" draw:layer="layout" svg:width="1.37cm" svg:height="3cm" svg:x="15.384cm" svg:y="11.657cm">
            <draw:image xlink:href="Pictures/10000201000000A30000016538E480319EF14670.png" xlink:type="simple" xlink:show="embed" xlink:actuate="onLoad">
              <text:p/>
            </draw:image>
          </draw:frame>
          <draw:frame draw:style-name="gr8" draw:text-style-name="P5" draw:layer="layout" svg:width="1.37cm" svg:height="3cm" svg:x="15.788cm" svg:y="11.399cm">
            <draw:image xlink:href="Pictures/10000201000000A3000001657EE8612A7AA45520.png" xlink:type="simple" xlink:show="embed" xlink:actuate="onLoad">
              <text:p/>
            </draw:image>
          </draw:frame>
          <draw:frame draw:style-name="gr8" draw:text-style-name="P5" draw:layer="layout" svg:width="1.37cm" svg:height="3cm" svg:x="16.188cm" svg:y="11.199cm">
            <draw:image xlink:href="Pictures/10000201000000A30000016599B02AD1CE40F6F3.png" xlink:type="simple" xlink:show="embed" xlink:actuate="onLoad">
              <text:p/>
            </draw:image>
          </draw:frame>
        </draw:g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04T23:01:11.611321383</meta:creation-date>
    <dc:date>2018-02-05T17:25:16.361497456</dc:date>
    <dc:creator>Dennis Schulmeister-Zimolong</dc:creator>
    <meta:editing-duration>PT39M43S</meta:editing-duration>
    <meta:editing-cycles>8</meta:editing-cycles>
    <meta:generator>LibreOffice/5.4.4.2$Linux_X86_64 LibreOffice_project/40m0$Build-2</meta:generator>
    <meta:document-statistic meta:object-count="54"/>
  </office:meta>
</office:document-meta>
</file>